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652b" officeooo:paragraph-rsid="000e652b"/>
    </style:style>
    <style:style style:name="P2" style:family="paragraph" style:parent-style-name="Standard" style:list-style-name="L2">
      <style:text-properties officeooo:rsid="000e652b" officeooo:paragraph-rsid="000e652b"/>
    </style:style>
    <style:style style:name="P3" style:family="paragraph" style:parent-style-name="Standard" style:list-style-name="L1">
      <style:text-properties officeooo:paragraph-rsid="000e652b"/>
    </style:style>
    <style:style style:name="P4" style:family="paragraph" style:parent-style-name="Standard" style:list-style-name="L3">
      <style:text-properties officeooo:paragraph-rsid="000e652b"/>
    </style:style>
    <style:style style:name="T1" style:family="text">
      <style:text-properties officeooo:rsid="000e65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S Konzept A3</text:p>
      <text:p text:style-name="P1"/>
      <text:p text:style-name="P1">Aufgabe besteht aus zwei teilen</text:p>
      <text:list xml:id="list970360662150030899" text:style-name="L2">
        <text:list-item>
          <text:p text:style-name="P2">Anzeige(fertig):</text:p>
        </text:list-item>
      </text:list>
      <text:p text:style-name="P1"><text:tab/>Es gibt 4 Anzeigen(nw, no, sw, so) die von jeweils nur von einen Sensorwert anzeigen.</text:p>
      <text:p text:style-name="P1"><text:tab/>Folgende Funktionen sind gegeben: setRange, setValue, setTitle, setInterval, clear Interval</text:p>
      <text:p text:style-name="P1"/>
      <text:list xml:id="list4302717353527739942" text:style-name="L3">
        <text:list-item>
          <text:p text:style-name="P4"><text:span text:style-name="T1">Sensoren (verteilt)</text:span></text:p>
        </text:list-item>
      </text:list>
      <text:p text:style-name="P1"><text:tab/>Es wird ein Koordinator unter den Sensoren (mit der höchsten URL) benötigt der die</text:p>
      <text:p text:style-name="P1"><text:tab/>Anzeigen verwaltet und eine Trigger Nachricht(jede 2 Sekunden) versendet.</text:p>
      <text:p text:style-name="P1"/>
      <text:p text:style-name="P1"><text:tab/>Die Trigger Nachricht dient zur Anzeige Aktualisierung und zum Bemerken falls ein Sensor</text:p>
      <text:p text:style-name="P1"><text:tab/>nicht mehr existiert wenn er nicht antwortet. Wenn die Trigger-Nachricht einen Timeout</text:p>
      <text:p text:style-name="P1"><text:tab/>bekommt müssen die anderen Sensoren dies erkennen und einen neuen Koordinator unter</text:p>
      <text:p text:style-name="P1"><text:tab/>sich wählen (Bully Alogithmus).</text:p>
      <text:p text:style-name="P1"/>
      <text:p text:style-name="P1"><text:tab/>Damit ein neuer Sensor sich anmelden kann, fragt er bei einem zufällig Sensor der im <text:tab/>System integriert ist nach dem Koordinator. Falls es in dem Moment ein neuer gewählt ist <text:tab/>muss der sich anzumeldende warten und erneut versuchen. Wenn nun der Koordinator dem <text:tab/>neuen<text:tab/>Sensor bekannt ist fragt er de Koordinator nach den benötigten Anzeigen. Das <text:tab/>registireren ist nicht möglich wenn eine der angefragten Anzeigen von einem anderen <text:tab/>Sensor benutzt wird.</text:p>
      <text:p text:style-name="P1"/>
      <text:p text:style-name="P1"/>
      <text:p text:style-name="P1">Probleme:</text:p>
      <text:list xml:id="list7262406226591228008" text:style-name="L1">
        <text:list-item>
          <text:p text:style-name="P3"><text:span text:style-name="T1">Der erste Sensor hat keinen Koordinator zum registrieren</text:span></text:p>
        </text:list-item>
        <text:list-item>
          <text:p text:style-name="P3"><text:span text:style-name="T1">Mehere Wahlen können gleichzeitig laufen</text:span></text:p>
        </text:list-item>
        <text:list-item>
          <text:p text:style-name="P3"><text:span text:style-name="T1">Gleichzeitige Anfragen nach freien Anzeigen beim Koordinat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4:23:33.694030696</meta:creation-date>
    <dc:date>2015-06-22T14:29:34.319905934</dc:date>
    <meta:editing-duration>P0D</meta:editing-duration>
    <meta:editing-cycles>1</meta:editing-cycles>
    <meta:document-statistic meta:table-count="0" meta:image-count="0" meta:object-count="0" meta:page-count="1" meta:paragraph-count="17" meta:word-count="197" meta:character-count="1348" meta:non-whitespace-character-count="1139"/>
    <meta:generator>LibreOffice/4.1.6.2$Linux_X86_64 LibreOffice_project/410m0$Build-2</meta:generator>
  </office:meta>
</office:document-meta>
</file>